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09_08-58-10_000.jpg</text:p>
          </table:table-cell>
          <table:table-cell office:value-type="string">
            <text:p>:m music / 楽譜メモ / kb / h-8 / トリル、X度 5-4-7f-8 / memo / main,v-4 (new) / {8,7,7f...}-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09_07-34-3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09_07-34-3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09_07-34-2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09_07-34-2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09_07-34-1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09_07-23-08_000.jpg</text:p>
          </table:table-cell>
          <table:table-cell office:value-type="string">
            <text:p>:m other / やること　⇒　風呂出たあと　クリーム塗る、他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09_07-22-59_000.jpg</text:p>
          </table:table-cell>
          <table:table-cell office:value-type="string">
            <text:p>:m design / @中目黒　スタバ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08_18-17-29_000.jpg</text:p>
          </table:table-cell>
          <table:table-cell office:value-type="string">
            <text:p>:m 3*3 RES / 245 126*5#1 / 『量子コンピュータ』 / チューリングマシン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08_18-17-14_000.jpg</text:p>
          </table:table-cell>
          <table:table-cell office:value-type="string">
            <text:p>:m 2*3 RES / 245 126*5#1 / 『量子コンピュータ』 / 素数の求め方　チューリングマシン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08_18-16-47_000.jpg</text:p>
          </table:table-cell>
          <table:table-cell office:value-type="string">
            <text:p>:m 1*3 RES / 245 126*5#1 / 『量子コンピュータ』 / 紙の折りたたみ　厚さ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08_17-25-52_000.jpg</text:p>
          </table:table-cell>
          <table:table-cell office:value-type="string">
            <text:p>:m 保管場所 / トイレ便器用　芳香剤 / 東側、金属の棚　可動棚の前　⇒　上から1段目　左端ダンボール箱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08_10-41-23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5-08_09-15-01_000.jpg</text:p>
          </table:table-cell>
          <table:table-cell table:style-name="ce1" office:value-type="string">
            <text:p>:m music / 楽譜メモ / kb / h-10,v-1 / スケール、両手で k=C / RH=3~, LH=1~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7-05-08_09-14-52_000.jpg</text:p>
          </table:table-cell>
          <table:table-cell table:style-name="ce1" office:value-type="string">
            <text:p>:m music / 楽譜メモ / kb / h-4,v-1 / one note continuou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08_09-14-44_000.jpg</text:p>
          </table:table-cell>
          <table:table-cell office:value-type="string">
            <text:p>:m music / 楽譜メモ / kb / stride-1.p-16,v-2 / t=90 k=C,D,E / melody-A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08_09-14-33_000.jpg</text:p>
          </table:table-cell>
          <table:table-cell office:value-type="string">
            <text:p>:m music / 楽譜メモ / kb / h-12,v-1 (new) / k=F t=60 trill 8-let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08_09-14-20_000.jpg</text:p>
          </table:table-cell>
          <table:table-cell office:value-type="string">
            <text:p>:m music / 楽譜メモ / kb / h-8 / トリル、X度 5-4-7f-8 / memo / main,v-3 (new)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08_07-24-0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08_07-23-5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5-08_07-23-4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5-08_07-23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5-08_07-23-4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5-07_22-23-4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5-07_22-23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5-07_22-23-3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5-07_22-23-3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5-07_22-23-3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5-07_22-15-25_000.jpg</text:p>
          </table:table-cell>
          <table:table-cell office:value-type="string">
            <text:p>:lets / action activity / 愛が溢れているアニメーション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5-07_20-42-49_000.jpg</text:p>
          </table:table-cell>
          <table:table-cell office:value-type="string">
            <text:p>:m other / サプリ / 買うもの　補充 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5-07_19-49-1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7-05-07_18-37-32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5-07_17-54-23_000.jpg</text:p>
          </table:table-cell>
          <table:table-cell table:style-name="ce1" office:value-type="string">
            <text:p>:dessin / きのこ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5-07_12-12-37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5-07_09-54-28_001.jpg</text:p>
          </table:table-cell>
          <table:table-cell table:style-name="ce1" office:value-type="string">
            <text:p>:m music / 楽譜メモ / kb / h-1 / notes list in each key ==&gt; C# D# F# A♭ B♭ || blues: C F G D 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5-07_09-54-28_000.jpg</text:p>
          </table:table-cell>
          <table:table-cell office:value-type="string">
            <text:p>:m other / やること　⇒　風呂出たあと　クリーム塗る、他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5-07_09-20-33_000.jpg</text:p>
          </table:table-cell>
          <table:table-cell office:value-type="string">
            <text:p>:m music / 楽譜メモ / kb / h-8 / トリル、X度 5-4-7f-8 / memo / main,v-1,v-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5-07_09-20-22_000.jpg</text:p>
          </table:table-cell>
          <table:table-cell office:value-type="string">
            <text:p>:m music / 楽譜メモ / kb / h-1 / notes list in each key / blues ---&gt; A B C# D#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5-07_09-19-54_000.jpg</text:p>
          </table:table-cell>
          <table:table-cell office:value-type="string">
            <text:p>:m music / 楽譜メモ / kb / h-9,v-2 / ２本の指、同時打鍵 / memo / black keys, white keys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5-07_07-34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5-07_07-33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5-07_07-33-5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5-07_07-33-4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5-07_07-33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5-06_23-56-2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5-06_23-56-2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5-06_23-56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5-06_23-56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5-06_23-56-1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5-06_20-01-2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5-06_15-59-13_000.jpg</text:p>
          </table:table-cell>
          <table:table-cell office:value-type="string">
            <text:p>:PHOTO 面白いもの / @東急ショッピングパーク北側商店建物（旧ひよこ店舗） / 店舗工事　木組み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5-06_15-58-54_000.jpg</text:p>
          </table:table-cell>
          <table:table-cell office:value-type="string">
            <text:p>:PHOTO 面白いもの / @東急ショッピングパーク北側商店建物（旧ひよこ店舗） / 店舗工事　木組み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5-06_15-58-33_000.jpg</text:p>
          </table:table-cell>
          <table:table-cell office:value-type="string">
            <text:p>:PHOTO 面白いもの / @東急ショッピングパーク北側商店建物（旧ひよこ店舗） / 店舗工事　木組み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5-06_15-58-29_000.jpg</text:p>
          </table:table-cell>
          <table:table-cell office:value-type="string">
            <text:p>:PHOTO 面白いもの / @東急ショッピングパーク北側商店建物（旧ひよこ店舗） / 店舗工事　木組み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5-06_15-25-49_000.jpg</text:p>
          </table:table-cell>
          <table:table-cell office:value-type="string">
            <text:p>:m other / 長寿の家 / 麻雀 / 上がりの記録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5-06_09-43-40_000.jpg</text:p>
          </table:table-cell>
          <table:table-cell office:value-type="string">
            <text:p>:PHOTO 面白いもの / @能満寺バス停近く / 道路舗装工事 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5-06_09-43-32_000.jpg</text:p>
          </table:table-cell>
          <table:table-cell office:value-type="string">
            <text:p>:PHOTO 面白いもの / @能満寺バス停近く / 道路舗装工事 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5-06_07-37-5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5-06_01-31-0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5-06_01-31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5-06_01-30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5-06_01-30-4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5-06_01-30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5-05_18-40-31_000.jpg</text:p>
          </table:table-cell>
          <table:table-cell office:value-type="string">
            <text:p>:m other / お金 / 貯金から取り崩した金額 / 500円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5-05_18-31-26_000.jpg</text:p>
          </table:table-cell>
          <table:table-cell office:value-type="string">
            <text:p>:m 1*1 RES / free# K6H7DD 21#1 / シュレーディンガー方程式 / 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5-05_10-48-2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5-05_10-29-25_000.jpg</text:p>
          </table:table-cell>
          <table:table-cell office:value-type="string">
            <text:p>:m music / 楽譜メモ / kb / et-26,A / finger-movement step-down various / k=G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5-05_10-29-07_000.jpg</text:p>
          </table:table-cell>
          <table:table-cell office:value-type="string">
            <text:p>:m music / 楽譜メモ / kb / et-25,A / trill 変わり種 interesting / k=D t=70 for=et-2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5-05_10-28-59_000.jpg</text:p>
          </table:table-cell>
          <table:table-cell office:value-type="string">
            <text:p>:m music / 楽譜メモ / kb / bh-8 / scale ; each key / t=80,9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7-05-05_10-28-31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5-05_10-28-31_000.jpg</text:p>
          </table:table-cell>
          <table:table-cell office:value-type="string">
            <text:p>:m music / 楽譜メモ / kb / h-1 / notes list in each key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5-05_08-36-4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5-05_08-36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5-05_08-36-2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5-05_08-36-2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5-05_08-36-2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5-04_23-39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5-04_23-39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5-04_23-39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5-04_23-39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5-04_23-3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5-04_20-01-5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2017-05-04_19-34-06_000.jpg</text:p>
          </table:table-cell>
          <table:table-cell office:value-type="string">
            <text:p>:m 2*2 RES / free# K6H7DD 20#1 / シュレーディンガー方程式 / カルダーノ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5-04_18-14-31_000.jpg</text:p>
          </table:table-cell>
          <table:table-cell office:value-type="string">
            <text:p>:m music / 楽譜メモ / kb / et-24,v-2,B / sound-good-harmony / k=D t=60 pitch=G(IV) 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2017-05-04_11-40-2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5-04_10-07-39_000.jpg</text:p>
          </table:table-cell>
          <table:table-cell office:value-type="string">
            <text:p>:m 記録 / 身体　顔　ヒフ / アトピー / 状況　朝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2017/05/09</text:date>, <text:time>10:0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5-09T10:03:02.63</dc:date>
    <dc:creator>岩淵 謙</dc:creator>
    <meta:editing-duration>PT39M1S</meta:editing-duration>
    <meta:editing-cycles>36</meta:editing-cycles>
    <meta:document-statistic meta:table-count="1" meta:cell-count="261" meta:object-count="0"/>
  </office:meta>
</office:document-meta>
</file>